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" svg:font-family="'Noto Sans Devanagar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1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4.94pt"/>
    </style:style>
    <style:style style:name="co3" style:family="table-column">
      <style:table-column-properties fo:break-before="auto" style:column-width="108.7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16" style:family="table-cell" style:parent-style-name="Default" style:data-style-name="N127">
      <style:table-cell-properties fo:border-bottom="none" fo:border-left="0.06pt solid #000000" fo:border-right="none" fo:border-top="0.06pt solid #000000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Devanagari" style:font-size-asian="12pt" style:language-asian="hi" style:country-asian="IN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27">
      <style:table-cell-properties fo:border-bottom="none" fo:border-left="0.06pt solid #000000" fo:border-right="none" fo:border-top="non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Devanagari" style:font-size-asian="12pt" style:language-asian="hi" style:country-asian="IN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27">
      <style:table-cell-properties fo:border-bottom="0.06pt solid #000000" fo:border-left="0.06pt solid #000000" fo:border-right="none" fo:border-top="non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Devanagari" style:font-size-asian="12pt" style:language-asian="hi" style:country-asian="IN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9" style:family="table-cell" style:parent-style-name="Default">
      <style:table-cell-properties fo:border-bottom="none" fo:border-left="none" fo:border-right="0.06pt solid #000000" fo:border-top="0.06pt solid #000000"/>
    </style:style>
    <style:style style:name="ce21" style:family="table-cell" style:parent-style-name="Default" style:data-style-name="N127">
      <style:table-cell-properties fo:border-bottom="none" fo:border-left="none" fo:border-right="0.06pt solid #000000" fo:border-top="0.06pt solid #000000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Devanagari" style:font-size-asian="12pt" style:language-asian="hi" style:country-asian="IN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27">
      <style:table-cell-properties fo:border-bottom="none" fo:border-left="none" fo:border-right="0.06pt solid #000000" fo:border-top="non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Devanagari" style:font-size-asian="12pt" style:language-asian="hi" style:country-asian="IN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27">
      <style:table-cell-properties fo:border-bottom="0.06pt solid #000000" fo:border-left="none" fo:border-right="0.06pt solid #000000" fo:border-top="non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Devanagari" style:font-size-asian="12pt" style:language-asian="hi" style:country-asian="IN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26pt" svg:height="255.03pt" svg:x="-0.45pt" svg:y="133.09pt">
            <draw:object draw:notify-on-update-of-ranges="Sheet1.A3:Sheet1.A9 Sheet1.B2:Sheet1.B2 Sheet1.B3:Sheet1.B9 Sheet1.C2:Sheet1.C2 Sheet1.C3:Sheet1.C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17"/>
        <table:table-column table:style-name="co3" table:default-cell-style-name="ce22"/>
        <table:table-row table:style-name="ro1">
          <table:table-cell table:style-name="Default"/>
          <table:table-cell table:style-name="ce1" office:value-type="string" calcext:value-type="string" table:number-columns-spanned="2" table:number-rows-spanned="1">
            <text:p>Tiempos</text:p>
          </table:table-cell>
          <table:covered-table-cell table:style-name="ce8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2" office:value-type="string" calcext:value-type="string">
            <text:p>Lineal</text:p>
          </table:table-cell>
          <table:table-cell table:style-name="ce9" office:value-type="string" calcext:value-type="string">
            <text:p>Binaria</text:p>
          </table:table-cell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style-name="ce16" office:value-type="float" office:value="0.00000113" calcext:value-type="float">
            <text:p>0.000001130</text:p>
          </table:table-cell>
          <table:table-cell table:style-name="ce21" office:value-type="float" office:value="0.0000002" calcext:value-type="float">
            <text:p>0.000000200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0.00000972" calcext:value-type="float">
            <text:p>0.000009720</text:p>
          </table:table-cell>
          <table:table-cell office:value-type="float" office:value="0.00000027" calcext:value-type="float">
            <text:p>0.000000270</text:p>
          </table:table-cell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0.00009803" calcext:value-type="float">
            <text:p>0.000098030</text:p>
          </table:table-cell>
          <table:table-cell office:value-type="float" office:value="0.00000043" calcext:value-type="float">
            <text:p>0.000000430</text:p>
          </table:table-cell>
        </table:table-row>
        <table:table-row table:style-name="ro2">
          <table:table-cell office:value-type="float" office:value="100000" calcext:value-type="float">
            <text:p>100000</text:p>
          </table:table-cell>
          <table:table-cell office:value-type="float" office:value="0.00045197" calcext:value-type="float">
            <text:p>0.000451970</text:p>
          </table:table-cell>
          <table:table-cell office:value-type="float" office:value="0.00000016" calcext:value-type="float">
            <text:p>0.000000160</text:p>
          </table:table-cell>
        </table:table-row>
        <table:table-row table:style-name="ro2">
          <table:table-cell office:value-type="float" office:value="1000000" calcext:value-type="float">
            <text:p>1000000</text:p>
          </table:table-cell>
          <table:table-cell office:value-type="float" office:value="0.00400313" calcext:value-type="float">
            <text:p>0.004003130</text:p>
          </table:table-cell>
          <table:table-cell office:value-type="float" office:value="0.00000022" calcext:value-type="float">
            <text:p>0.000000220</text:p>
          </table:table-cell>
        </table:table-row>
        <table:table-row table:style-name="ro2">
          <table:table-cell office:value-type="float" office:value="10000000" calcext:value-type="float">
            <text:p>10000000</text:p>
          </table:table-cell>
          <table:table-cell office:value-type="float" office:value="0.03957445" calcext:value-type="float">
            <text:p>0.039574450</text:p>
          </table:table-cell>
          <table:table-cell office:value-type="float" office:value="0.00000022" calcext:value-type="float">
            <text:p>0.000000220</text:p>
          </table:table-cell>
        </table:table-row>
        <table:table-row table:style-name="ro2">
          <table:table-cell table:style-name="ce4" office:value-type="float" office:value="100000000" calcext:value-type="float">
            <text:p>100000000</text:p>
          </table:table-cell>
          <table:table-cell table:style-name="ce18" office:value-type="float" office:value="0.39384074" calcext:value-type="float">
            <text:p>0.393840740</text:p>
          </table:table-cell>
          <table:table-cell table:style-name="ce23" office:value-type="float" office:value="0.00000027" calcext:value-type="float">
            <text:p>0.00000027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" svg:font-family="'Noto Sans Devanagar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1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Noto Sans Devanagari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4" loext:min-decimal-places="4" number:min-integer-digits="1" number:grouping="true"/>
    </number:number-style>
    <number:number-style style:name="N123">
      <number:number number:decimal-places="5" loext:min-decimal-places="5" number:min-integer-digits="1" number:grouping="true"/>
    </number:number-style>
    <number:number-style style:name="N124">
      <number:number number:decimal-places="6" loext:min-decimal-places="6" number:min-integer-digits="1" number:grouping="true"/>
    </number:number-style>
    <number:number-style style:name="N125">
      <number:number number:decimal-places="7" loext:min-decimal-places="7" number:min-integer-digits="1" number:grouping="true"/>
    </number:number-style>
    <number:number-style style:name="N126">
      <number:number number:decimal-places="8" loext:min-decimal-places="8" number:min-integer-digits="1" number:grouping="true"/>
    </number:number-style>
    <number:number-style style:name="N127">
      <number:number number:decimal-places="9" loext:min-decimal-places="9" number:min-integer-digits="1" number:grouping="true"/>
    </number:number-style>
    <number:number-style style:name="N128">
      <number:number number:decimal-places="10" loext:min-decimal-places="10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7">00/00/0000</text:date>, <text:time style:data-style-name="N2" text:time-value="16:24:00.4773899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6T21:23:29.753448603</meta:creation-date>
    <dc:date>2019-04-07T18:53:00.812286418</dc:date>
    <meta:editing-duration>PT1H58M10S</meta:editing-duration>
    <meta:editing-cycles>7</meta:editing-cycles>
    <meta:generator>LibreOffice/6.2.2.2$Linux_X86_64 LibreOffice_project/20$Build-2</meta:generator>
    <meta:document-statistic meta:table-count="1" meta:cell-count="2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1cm" svg:height="8.998cm" xlink:href=".." xlink:type="simple" chart:class="chart:line" chart:style-name="ch1">
        <chart:legend chart:legend-position="start" svg:x="0.21cm" svg:y="3.951cm" style:legend-expansion="high" chart:style-name="ch2"/>
        <chart:plot-area chart:style-name="ch3" table:cell-range-address="Sheet1.A2:Sheet1.C9" chart:data-source-has-labels="both" svg:x="3.732cm" svg:y="0.179cm" svg:width="11.94cm" svg:height="7.659cm">
          <chartooo:coordinate-region svg:x="4.644cm" svg:y="0.378cm" svg:width="10.193cm" svg:height="6.813cm"/>
          <chart:axis chart:dimension="x" chart:name="primary-x" chart:style-name="ch4" chartooo:axis-type="auto">
            <chartooo:date-scale/>
            <chart:title svg:x="9.049cm" svg:y="8.017cm" chart:style-name="ch5">
              <text:p>Tamaño</text:p>
            </chart:title>
            <chart:categories table:cell-range-address="Sheet1.A3:Sheet1.A9"/>
          </chart:axis>
          <chart:axis chart:dimension="y" chart:name="primary-y" chart:style-name="ch4">
            <chart:title svg:x="2.853cm" svg:y="4.608cm" chart:style-name="ch6">
              <text:p>Tiempo</text:p>
            </chart:title>
            <chart:grid chart:style-name="ch7" chart:class="major"/>
          </chart:axis>
          <chart:series chart:style-name="ch8" chart:values-cell-range-address="Sheet1.B3:Sheet1.B9" chart:label-cell-address="Sheet1.B2:Sheet1.B2" chart:class="chart:line">
            <chart:data-point chart:repeated="7"/>
          </chart:series>
          <chart:series chart:style-name="ch9" chart:values-cell-range-address="Sheet1.C3:Sheet1.C9" chart:label-cell-address="Sheet1.C2:Sheet1.C2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eal</text:p>
                <draw:g>
                  <svg:desc>Sheet1.B2:Sheet1.B2</svg:desc>
                </draw:g>
              </table:table-cell>
              <table:table-cell office:value-type="string">
                <text:p>Binaria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heet1.A3:Sheet1.A9</svg:desc>
                </draw:g>
              </table:table-cell>
              <table:table-cell office:value-type="float" office:value="0.00000113">
                <text:p>0.00000113</text:p>
                <draw:g>
                  <svg:desc>Sheet1.B3:Sheet1.B9</svg:desc>
                </draw:g>
              </table:table-cell>
              <table:table-cell office:value-type="float" office:value="0.0000002">
                <text:p>0.0000002</text:p>
                <draw:g>
                  <svg:desc>Sheet1.C3:Sheet1.C9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000972">
                <text:p>0.00000972</text:p>
              </table:table-cell>
              <table:table-cell office:value-type="float" office:value="0.00000027">
                <text:p>0.00000027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009803">
                <text:p>0.00009803</text:p>
              </table:table-cell>
              <table:table-cell office:value-type="float" office:value="0.00000043">
                <text:p>0.00000043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0045197">
                <text:p>0.00045197</text:p>
              </table:table-cell>
              <table:table-cell office:value-type="float" office:value="0.00000016">
                <text:p>0.00000016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00400313">
                <text:p>0.00400313</text:p>
              </table:table-cell>
              <table:table-cell office:value-type="float" office:value="0.00000022">
                <text:p>0.00000022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0.03957445">
                <text:p>0.03957445</text:p>
              </table:table-cell>
              <table:table-cell office:value-type="float" office:value="0.00000022">
                <text:p>0.00000022</text:p>
              </table:table-cell>
            </table:table-row>
            <table:table-row>
              <table:table-cell office:value-type="float" office:value="100000000">
                <text:p>100000000</text:p>
              </table:table-cell>
              <table:table-cell office:value-type="float" office:value="0.39384074">
                <text:p>0.39384074</text:p>
              </table:table-cell>
              <table:table-cell office:value-type="float" office:value="0.00000027">
                <text:p>0.000000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